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Результаты_5f_тестирования" style:display-name="Результаты_тестирования" style:family="table">
      <style:table-properties style:width="17cm" table:align="margins" style:writing-mode="lr-tb"/>
    </style:style>
    <style:style style:name="Результаты_5f_тестирования.A" style:display-name="Результаты_тестирования.A" style:family="table-column">
      <style:table-column-properties style:column-width="8.498cm" style:rel-column-width="32760*"/>
    </style:style>
    <style:style style:name="Результаты_5f_тестирования.B" style:display-name="Результаты_тестирования.B" style:family="table-column">
      <style:table-column-properties style:column-width="8.502cm" style:rel-column-width="32775*"/>
    </style:style>
    <style:style style:name="Результаты_5f_тестирования.A1" style:display-name="Результаты_тестирования.A1" style:family="table-cell">
      <style:table-cell-properties fo:padding="0.097cm" fo:border-left="0.05pt solid #000000" fo:border-right="none" fo:border-top="0.05pt solid #000000" fo:border-bottom="0.05pt solid #000000"/>
    </style:style>
    <style:style style:name="Результаты_5f_тестирования.B1" style:display-name="Результаты_тестирования.B1" style:family="table-cell">
      <style:table-cell-properties fo:padding="0.097cm" fo:border="0.05pt solid #000000"/>
    </style:style>
    <style:style style:name="Результаты_5f_тестирования.A2" style:display-name="Результаты_тестирования.A2" style:family="table-cell">
      <style:table-cell-properties fo:padding="0.097cm" fo:border-left="0.05pt solid #000000" fo:border-right="none" fo:border-top="none" fo:border-bottom="0.05pt solid #000000"/>
    </style:style>
    <style:style style:name="Результаты_5f_тестирования.B2" style:display-name="Результаты_тестирования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Обычный_20__2b__20_14_20_pt">
      <style:paragraph-properties fo:margin-left="0cm" fo:margin-right="-0.002cm" fo:line-height="150%" fo:text-align="justify" style:justify-single-word="false" fo:text-indent="0cm" style:auto-text-indent="false"/>
      <style:text-properties fo:font-size="11pt" fo:font-weight="normal" officeooo:rsid="001e6fd0" officeooo:paragraph-rsid="00235ed8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-0.002cm" fo:line-height="150%" fo:text-align="justify" style:justify-single-word="false" fo:text-indent="0cm" style:auto-text-indent="false"/>
      <style:text-properties officeooo:paragraph-rsid="00235ed8"/>
    </style:style>
    <style:style style:name="P4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4pt" officeooo:rsid="0003dc19" officeooo:paragraph-rsid="0003dc19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fo:font-size="14pt" officeooo:rsid="0003dc19" officeooo:paragraph-rsid="0003dc19" style:font-size-asian="14pt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14pt" officeooo:rsid="002e7a53" officeooo:paragraph-rsid="002e7a53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0c7f6f" officeooo:paragraph-rsid="001e6fd0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1e6fd0" officeooo:paragraph-rsid="001e6fd0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32aaf" officeooo:paragraph-rsid="00232aa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rsid="000a9064" officeooo:paragraph-rsid="000a9064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04faca" officeooo:paragraph-rsid="000a9064" style:font-size-asian="14pt" style:language-asian="ru" style:country-asian="RU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08be00" officeooo:paragraph-rsid="0008be00" style:font-size-asian="14pt" style:language-asian="ru" style:country-asian="RU" style:font-weight-asian="bold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style="italic" fo:font-weight="bold" officeooo:paragraph-rsid="0003dc19" style:font-size-asian="14pt" style:font-style-asian="italic" style:font-weight-asian="bold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rsid="000c7f6f" officeooo:paragraph-rsid="000c7f6f" style:font-size-asian="14pt" style:font-weight-asian="bold" style:font-size-complex="14pt"/>
    </style:style>
    <style:style style:name="P2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officeooo:paragraph-rsid="0003dc19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officeooo:rsid="0004faca" officeooo:paragraph-rsid="001f5cb5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Courier New1" fo:font-size="10pt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fo:font-size="14pt" officeooo:paragraph-rsid="0003dc19" style:font-size-asian="14pt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fo:font-size="14pt" officeooo:rsid="001cf67d" officeooo:paragraph-rsid="001cf67d" style:font-size-asian="14pt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fo:font-size="14pt" officeooo:rsid="0003dc19" officeooo:paragraph-rsid="0003dc19" style:font-size-asian="14pt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fo:font-size="14pt" fo:font-weight="bold" officeooo:rsid="0003dc19" officeooo:paragraph-rsid="0003dc19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fo:color="#000000" style:font-name="Times New Roman" fo:font-size="14pt" fo:language="ru" fo:country="RU" officeooo:paragraph-rsid="0004faca" style:font-size-asian="14pt" style:language-asian="ru" style:country-asian="RU" style:font-size-complex="14pt"/>
    </style:style>
    <style:style style:name="P33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fo:font-weight="normal" officeooo:paragraph-rsid="00235ed8" style:font-weight-asian="normal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000000" style:font-name="Courier New1" fo:font-size="10pt" style:font-size-asian="10pt" style:font-size-complex="10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Courier New1" fo:font-size="10pt" style:font-size-asian="10pt" style:font-size-complex="10pt"/>
    </style:style>
    <style:style style:name="P3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7" style:family="paragraph" style:parent-style-name="Standard" style:list-style-name="L2">
      <style:paragraph-properties fo:line-height="150%" fo:text-align="justify" style:justify-single-word="false"/>
      <style:text-properties fo:color="#111111" style:font-name="Times New Roman" fo:font-size="14pt" fo:language="en" fo:country="US" fo:font-weight="bold" officeooo:rsid="00329169" officeooo:paragraph-rsid="00329169" style:font-size-asian="14pt" style:language-asian="ru" style:country-asian="RU" style:font-weight-asian="bold" style:font-size-complex="14pt" style:font-weight-complex="bold"/>
    </style:style>
    <style:style style:name="P38" style:family="paragraph" style:parent-style-name="Standard" style:list-style-name="L2">
      <style:paragraph-properties fo:line-height="150%" fo:text-align="justify" style:justify-single-word="false"/>
      <style:text-properties fo:color="#111111" style:font-name="Times New Roman" fo:font-size="14pt" fo:language="en" fo:country="US" fo:font-weight="normal" officeooo:rsid="00329169" officeooo:paragraph-rsid="00329169" style:font-size-asian="14pt" style:language-asian="ru" style:country-asian="RU" style:font-weight-asian="normal" style:font-size-complex="14pt" style:font-weight-complex="normal"/>
    </style:style>
    <style:style style:name="P39" style:family="paragraph" style:parent-style-name="Standard">
      <style:text-properties fo:font-weight="normal" officeooo:rsid="0039bf3e" officeooo:paragraph-rsid="0039bf3e" style:font-weight-asian="normal" style:font-weight-complex="normal"/>
    </style:style>
    <style:style style:name="P40" style:family="paragraph" style:parent-style-name="Standard">
      <style:paragraph-properties fo:text-align="end" style:justify-single-word="false"/>
      <style:text-properties fo:font-weight="normal" officeooo:rsid="0039bf3e" officeooo:paragraph-rsid="0039bf3e" style:font-weight-asian="normal" style:font-weight-complex="normal"/>
    </style:style>
    <style:style style:name="P41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style:page-number="auto" fo:background-color="transparent" style:writing-mode="lr-tb"/>
      <style:text-properties fo:color="#000000" style:font-name="Times New Roman" fo:font-size="14pt" fo:language="ru" fo:country="RU" fo:font-weight="normal" officeooo:rsid="00364fb7" officeooo:paragraph-rsid="00382fe1" style:font-size-asian="14pt" style:language-asian="ru" style:country-asian="RU" style:font-weight-asian="normal" style:font-size-complex="14pt" style:font-weight-complex="normal"/>
    </style:style>
    <style:style style:name="P42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style:font-name="Times New Roman" fo:font-size="14pt" fo:language="ru" fo:country="RU" fo:font-weight="normal" officeooo:rsid="00364fb7" officeooo:paragraph-rsid="00382fe1" style:font-size-asian="14pt" style:language-asian="ru" style:country-asian="RU" style:font-weight-asian="normal" style:font-size-complex="14pt" style:font-weight-complex="normal"/>
    </style:style>
    <style:style style:name="P43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style:font-name="Times New Roman" fo:font-size="14pt" fo:language="ru" fo:country="RU" fo:font-weight="normal" officeooo:rsid="0037057a" officeooo:paragraph-rsid="0037057a" style:font-size-asian="14pt" style:language-asian="ru" style:country-asian="RU" style:font-weight-asian="normal" style:font-size-complex="14pt" style:font-weight-complex="normal"/>
    </style:style>
    <style:style style:name="P44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language="en" fo:country="US" fo:font-weight="normal" officeooo:rsid="00329169" officeooo:paragraph-rsid="00357a25" style:font-size-asian="14pt" style:language-asian="ru" style:country-asian="RU" style:font-weight-asian="normal" style:font-size-complex="14pt" style:font-weight-complex="normal"/>
    </style:style>
    <style:style style:name="P45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language="en" fo:country="US" fo:font-weight="normal" officeooo:rsid="00358f15" officeooo:paragraph-rsid="00358f15" style:font-size-asian="14pt" style:font-weight-asian="normal" style:font-size-complex="14pt"/>
    </style:style>
    <style:style style:name="P46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font-weight="normal" officeooo:rsid="00329169" officeooo:paragraph-rsid="00358f15" style:font-size-asian="14pt" style:font-weight-asian="normal" style:font-size-complex="14pt"/>
    </style:style>
    <style:style style:name="P47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color="#111111" style:font-name="Times New Roman" fo:font-size="14pt" fo:language="ru" fo:country="RU" fo:font-weight="normal" officeooo:rsid="00358f15" officeooo:paragraph-rsid="00358f15" style:font-size-asian="14pt" style:language-asian="ru" style:country-asian="RU" style:font-weight-asian="normal" style:font-size-complex="14pt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color="#008000" style:font-name="Courier New1" fo:font-size="10pt" style:font-size-asian="10pt" style:font-size-complex="10pt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color="#000000" style:font-name="Courier New1" fo:font-size="10pt" style:font-size-asian="10pt" style:font-size-complex="10pt"/>
    </style:style>
    <style:style style:name="P50" style:family="paragraph" style:parent-style-name="Heading_20_1">
      <style:paragraph-properties fo:break-before="page"/>
      <style:text-properties fo:color="#11111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officeooo:rsid="0003dc19" style:font-weight-complex="normal"/>
    </style:style>
    <style:style style:name="T3" style:family="text">
      <style:text-properties fo:text-transform="uppercase" fo:color="#ff0000" fo:font-size="14pt" style:font-size-asian="14pt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color="#000000"/>
    </style:style>
    <style:style style:name="T8" style:family="text">
      <style:text-properties fo:color="#00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fo:font-weight="bold" officeooo:rsid="0003dc19" style:font-size-asian="14pt" style:font-weight-asian="bold" style:font-size-complex="14pt"/>
    </style:style>
    <style:style style:name="T10" style:family="text">
      <style:text-properties fo:color="#000000" fo:font-size="14pt" officeooo:rsid="0003dc19" style:font-size-asian="14pt" style:font-size-complex="14pt"/>
    </style:style>
    <style:style style:name="T11" style:family="text">
      <style:text-properties fo:color="#000000" fo:font-size="14pt" fo:language="en" fo:country="US" fo:font-weight="bold" officeooo:rsid="00364fb7" style:font-size-asian="14pt" style:font-weight-asian="bold" style:font-size-complex="14pt"/>
    </style:style>
    <style:style style:name="T12" style:family="text">
      <style:text-properties fo:font-variant="normal" fo:text-transform="none" fo:font-size="14pt" style:font-size-asian="14pt" style:font-size-complex="14pt"/>
    </style:style>
    <style:style style:name="T13" style:family="text">
      <style:text-properties fo:font-variant="normal" fo:text-transform="none" fo:color="#000000" fo:font-size="14pt" officeooo:rsid="00229a1f" style:font-size-asian="14pt" style:font-size-complex="14pt"/>
    </style:style>
    <style:style style:name="T14" style:family="text">
      <style:text-properties fo:font-variant="normal" fo:text-transform="none" fo:color="#000000" fo:font-size="14pt" officeooo:rsid="003042c1" style:font-size-asian="14pt" style:font-size-complex="14pt"/>
    </style:style>
    <style:style style:name="T15" style:family="text">
      <style:text-properties fo:font-variant="normal" fo:text-transform="none" fo:color="#000000" style:font-name="Times New Roman1" fo:font-size="14pt" fo:letter-spacing="normal" fo:language="ru" fo:country="RU" fo:font-style="normal" officeooo:rsid="00235ed8" fo:background-color="transparent" loext:char-shading-value="0" style:font-size-asian="14pt" style:language-asian="ru" style:country-asian="RU" style:font-style-asian="italic" style:font-size-complex="14pt"/>
    </style:style>
    <style:style style:name="T16" style:family="text">
      <style:text-properties fo:font-variant="normal" fo:text-transform="none" fo:color="#000000" style:font-name="Times New Roman1" fo:font-size="14pt" fo:letter-spacing="normal" fo:language="ru" fo:country="RU" fo:font-style="normal" officeooo:rsid="003132b3" fo:background-color="transparent" loext:char-shading-value="0" style:font-size-asian="14pt" style:language-asian="ru" style:country-asian="RU" style:font-style-asian="italic" style:font-size-complex="14pt"/>
    </style:style>
    <style:style style:name="T17" style:family="text">
      <style:text-properties fo:font-variant="normal" fo:text-transform="none" fo:color="#111111" style:font-name="Times New Roman" fo:font-size="14pt" fo:letter-spacing="normal" fo:font-style="normal" fo:font-weight="normal" officeooo:rsid="001e6fd0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111111" style:text-line-through-style="none" style:text-line-through-type="none" style:font-name="Times New Roman" fo:font-size="14pt" fo:letter-spacing="normal" fo:font-style="normal" style:text-underline-style="none" fo:font-weight="normal" officeooo:rsid="001e6fd0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111111" style:text-line-through-style="none" style:text-line-through-type="none" style:font-name="Times New Roman" fo:font-size="14pt" fo:letter-spacing="normal" fo:font-style="normal" style:text-underline-style="none" fo:font-weight="normal" officeooo:rsid="001e6fd0" style:text-blinking="fals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size-complex="14pt"/>
    </style:style>
    <style:style style:name="T21" style:family="text">
      <style:text-properties style:font-name="Times New Roman" fo:font-size="14pt" fo:language="ru" fo:country="RU" fo:font-weight="bold" officeooo:rsid="0004faca" style:font-size-asian="14pt" style:language-asian="ru" style:country-asian="RU" style:font-weight-asian="bold" style:font-size-complex="14pt"/>
    </style:style>
    <style:style style:name="T22" style:family="text">
      <style:text-properties fo:color="#808080"/>
    </style:style>
    <style:style style:name="T23" style:family="text">
      <style:text-properties fo:color="#a31515"/>
    </style:style>
    <style:style style:name="T24" style:family="text">
      <style:text-properties fo:color="#0000ff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358f15" style:language-asian="ru" style:country-asian="RU" style:font-weight-complex="normal"/>
    </style:style>
    <style:style style:name="T27" style:family="text">
      <style:text-properties fo:language="en" fo:country="US" officeooo:rsid="00357a25" style:language-asian="ru" style:country-asian="RU" style:font-weight-complex="normal"/>
    </style:style>
    <style:style style:name="T28" style:family="text">
      <style:text-properties fo:language="en" fo:country="US" fo:font-weight="bold" style:font-weight-asian="bold" style:font-weight-complex="bold"/>
    </style:style>
    <style:style style:name="T29" style:family="text">
      <style:text-properties fo:color="#2b91af"/>
    </style:style>
    <style:style style:name="T30" style:family="text">
      <style:text-properties fo:color="#008080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357a25"/>
    </style:style>
    <style:style style:name="T33" style:family="text">
      <style:text-properties fo:language="ru" fo:country="RU" officeooo:rsid="000940d6" style:language-asian="ru" style:country-asian="RU" style:font-weight-complex="normal"/>
    </style:style>
    <style:style style:name="T34" style:family="text">
      <style:text-properties fo:language="ru" fo:country="RU" officeooo:rsid="00357a25" style:language-asian="ru" style:country-asian="RU" style:font-weight-complex="normal"/>
    </style:style>
    <style:style style:name="T35" style:family="text">
      <style:text-properties fo:language="ru" fo:country="RU" fo:font-weight="bold" officeooo:rsid="000940d6" style:language-asian="ru" style:country-asian="RU" style:font-weight-asian="bold" style:font-weight-complex="bold"/>
    </style:style>
    <style:style style:name="T36" style:family="text">
      <style:text-properties fo:language="ru" fo:country="RU" fo:font-weight="bold" style:font-weight-asian="bold" style:font-name-complex="Times New Roman" style:font-weight-complex="bold"/>
    </style:style>
    <style:style style:name="T37" style:family="text">
      <style:text-properties fo:language="ru" fo:country="RU" fo:font-weight="bold" officeooo:rsid="00357a25" style:font-weight-asian="bold" style:font-name-complex="Times New Roman" style:font-weight-complex="bold"/>
    </style:style>
    <style:style style:name="T38" style:family="text">
      <style:text-properties officeooo:rsid="0031239a"/>
    </style:style>
    <style:style style:name="T39" style:family="text">
      <style:text-properties fo:color="#111111" style:font-name="Times New Roman" fo:font-size="14pt" fo:font-style="normal" fo:font-weight="normal" officeooo:rsid="001e6fd0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color="#111111" style:font-name="Times New Roman" fo:font-size="14pt" fo:letter-spacing="normal" fo:font-style="normal" fo:font-weight="normal" officeooo:rsid="001e6fd0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color="#11111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color="#111111" fo:font-size="14pt" fo:font-style="normal" style:font-size-asian="14pt" style:font-style-asian="normal" style:font-size-complex="14pt" style:font-style-complex="normal"/>
    </style:style>
    <style:style style:name="T43" style:family="text">
      <style:text-properties officeooo:rsid="00357a25"/>
    </style:style>
    <style:style style:name="T44" style:family="text">
      <style:text-properties style:language-asian="ru" style:country-asian="RU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language-asian="ru" style:country-asian="RU" style:font-weight-asian="bold" style:font-weight-complex="bold"/>
    </style:style>
    <style:style style:name="T47" style:family="text">
      <style:text-properties fo:font-weight="bold" officeooo:rsid="00357a25" style:language-asian="ru" style:country-asian="RU" style:font-weight-asian="bold" style:font-weight-complex="bold"/>
    </style:style>
    <style:style style:name="T48" style:family="text">
      <style:text-properties officeooo:rsid="0037057a"/>
    </style:style>
    <style:style style:name="T49" style:family="text">
      <style:text-properties officeooo:rsid="00382fe1"/>
    </style:style>
    <style:style style:name="T50" style:family="text">
      <style:text-properties fo:color="#008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5"><text:span text:style-name="T5">Кафедра </text:span><text:span text:style-name="T9">МО ЭВМ</text:span></text:p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23"><text:span text:style-name="Название_20_книги"><text:span text:style-name="T1">отчет</text:span></text:span></text:p>
      <text:p text:style-name="P5"><text:span text:style-name="T5">по лабораторной работе</text:span><text:span text:style-name="T6"> </text:span><text:span text:style-name="T8">№</text:span><text:span text:style-name="T11">4</text:span></text:p>
      <text:p text:style-name="P5"><text:span text:style-name="T5">по дисциплине </text:span><text:span text:style-name="T8">«</text:span><text:span text:style-name="T9">Алгоритмы и структуры данных</text:span><text:span text:style-name="T8">»</text:span></text:p>
      <text:p text:style-name="P5"><text:span text:style-name="Название_20_книги"><text:span text:style-name="T12">Тема: </text:span></text:span><text:span text:style-name="Название_20_книги"><text:span text:style-name="T13"><text:s/></text:span></text:span><text:span text:style-name="Название_20_книги"><text:span text:style-name="T14">Сортировки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4">Студент гр. </text:span><text:span text:style-name="T10">9382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1">Павлов Р.В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13">Фирсов М.А.</text:p>
          </table:table-cell>
        </table:table-row>
      </table:table>
      <text:p text:style-name="P10"/>
      <text:p text:style-name="P10"/>
      <text:p text:style-name="P10">Санкт-Петербург</text:p>
      <text:p text:style-name="P12">2020</text:p>
      <text:p text:style-name="P22">Цель</text:p>
      <text:p text:style-name="P17">Изучение <text:span text:style-name="T38">алгоритмов сортировки, реализация одного из них.</text:span></text:p>
      <text:p text:style-name="P15"/>
      <text:p text:style-name="P16">Основные теоретические сведения</text:p>
      <text:p text:style-name="P3"><text:span text:style-name="T17"><text:tab/>Сортировка кучей, пирамидальная сортировка (англ. </text:span><text:span text:style-name="T40">Heapsort</text:span><text:span text:style-name="T17">) — алгоритм сортировки, использующий структуру данных </text:span><text:span text:style-name="T18">двоичная куча</text:span><text:span text:style-name="T17">. Это неустойчивый алгоритм сортировки с временем работы</text:span><text:bookmark text:name="MathJax-Span-3"/><text:bookmark text:name="MathJax-Span-2"/><text:bookmark text:name="MathJax-Span-1"/><text:bookmark text:name="MathJax-Element-1-Frame"/><text:span text:style-name="T17"> </text:span><text:span text:style-name="T19">O</text:span><text:bookmark text:name="MathJax-Span-4"/><text:span text:style-name="T19">(</text:span><text:bookmark text:name="MathJax-Span-5"/><text:span text:style-name="T19">n</text:span><text:bookmark text:name="MathJax-Span-6"/><text:span text:style-name="T19">log</text:span><text:bookmark text:name="MathJax-Span-10"/><text:bookmark text:name="MathJax-Span-9"/><text:bookmark text:name="MathJax-Span-8"/><text:bookmark text:name="MathJax-Span-7"/><text:span text:style-name="T19">n</text:span><text:bookmark text:name="MathJax-Span-11"/><text:span text:style-name="T19">)</text:span><text:span text:style-name="T17">, где</text:span><text:bookmark text:name="MathJax-Span-14"/><text:bookmark text:name="MathJax-Span-13"/><text:bookmark text:name="MathJax-Span-12"/><text:bookmark text:name="MathJax-Element-2-Frame"/><text:span text:style-name="T17"> </text:span><text:span text:style-name="T19">n </text:span><text:span text:style-name="T17">— количество элементов для сортировки, и использующий</text:span><text:bookmark text:name="MathJax-Span-17"/><text:bookmark text:name="MathJax-Span-16"/><text:bookmark text:name="MathJax-Span-15"/><text:bookmark text:name="MathJax-Element-3-Frame"/><text:span text:style-name="T17"> </text:span><text:span text:style-name="T19">O</text:span><text:bookmark text:name="MathJax-Span-18"/><text:span text:style-name="T19">(</text:span><text:bookmark text:name="MathJax-Span-19"/><text:span text:style-name="T19">1</text:span><text:bookmark text:name="MathJax-Span-20"/><text:span text:style-name="T19">) </text:span><text:span text:style-name="T17">дополнительной памяти.</text:span><text:span text:style-name="T39"> </text:span></text:p>
      <text:p text:style-name="P2"/>
      <text:p text:style-name="P25"><text:tab/></text:p>
      <text:p text:style-name="P25"><text:tab/>Задание</text:p>
      <text:p text:style-name="P33"><text:span text:style-name="T15">Вариант 1</text:span><text:span text:style-name="T16">3:</text:span><text:span text:style-name="T15"> </text:span><text:span text:style-name="T16">Пирамидальная сортировка</text:span></text:p>
      <text:p text:style-name="P19"/>
      <text:p text:style-name="P18"><text:span text:style-name="T21">А</text:span><text:span text:style-name="T20">лгоритм</text:span></text:p>
      <text:list xml:id="list1135852393" text:style-name="L1">
        <text:list-item>
          <text:p text:style-name="P41">На основе массива, начиная с листьев, строится куча, в которой предки всегда больше потомков, т. е. массив становится отсортированным по убыванию. Начиная с элемента массива под номером<text:span text:style-name="T25"> </text:span><text:span text:style-name="T28">i = n/2 – 1</text:span><text:span text:style-name="T25">, </text:span>где <text:span text:style-name="T25">n – </text:span>длина массива, рассматриваются <text:span text:style-name="T49">его дочерние</text:span> элементы под номерами <text:span text:style-name="T28">2*i + 1</text:span><text:span text:style-name="T25"> </text:span>и</text:p>
          <text:p text:style-name="P42"><text:span text:style-name="T28">2*i + 2</text:span><text:span text:style-name="T25"> </text:span>(так в массиве хранится бинарная куча, поэтому нет смысла проверять элементы массива дальше <text:span text:style-name="T28">n/2 – 1</text:span><text:span text:style-name="T25"> - </text:span>ого). Рассмотрение заканчивается на нулевом элементе массива (корне). При этом, если какой-то дочерний элемент больше корня и больше другого дочернего элемента, он помещается в корень, <text:span text:style-name="T48">и корень становится на его место,</text:span> а затем <text:span text:style-name="T48">у старого корня </text:span>проверяются <text:span text:style-name="T48">дочерние</text:span> элементы (может возникнуть необходимость сделать такую же перестановку уже в дочерних элементах и их потомках).</text:p>
        </text:list-item>
        <text:list-item>
          <text:p text:style-name="P43">Поскольку теперь максимальный элемент в корне, меняем его с последним доступным, а затем заново строим кучу, отсортированную по убыванию, из всех элементов, кроме того, который поставили на место последнего доступного. Уменьшаем номер последнего доступного элемента на <text:soft-page-break/>1. Так делаем с <text:span text:style-name="T28">n-1</text:span><text:span text:style-name="T25"> </text:span>по <text:span text:style-name="T45">1</text:span><text:span text:style-name="T25"> </text:span>элемент. Постепенно массив заполняется убывающими значениями с конца, таким образом получается, что он сортируется по возрастанию.</text:p>
        </text:list-item>
      </text:list>
      <text:p text:style-name="P32"/>
      <text:p text:style-name="P20">Функции и СД</text:p>
      <text:list xml:id="list2418276525" text:style-name="L2">
        <text:list-item>
          <text:p text:style-name="P37">template &lt;typename T&gt; struct Content{</text:p>
          <text:list>
            <text:list-header>
              <text:p text:style-name="P37">T content;</text:p>
            </text:list-header>
          </text:list>
          <text:p text:style-name="P38"><text:span text:style-name="T45">}</text:span> - <text:span text:style-name="T31">шаблонный тип данных</text:span></text:p>
        </text:list-item>
        <text:list-item>
          <text:p text:style-name="P44"><text:span text:style-name="T36">inline</text:span><text:span text:style-name="T45"> void indent(int n)</text:span> – <text:span text:style-name="T32">вывод отступа, соответствующего глубине рекурсии; </text:span><text:span text:style-name="T43">n – </text:span><text:span text:style-name="T32">глубина рекурсии</text:span></text:p>
        </text:list-item>
        <text:list-item>
          <text:p text:style-name="P44"><text:span text:style-name="T37">template</text:span><text:span text:style-name="T45"> &lt;typename T&gt; void maxHeap(T* arr, int n, int i, int&amp; depth)</text:span> – <text:span text:style-name="T32">формирование кучи, отсортированной по убыванию (корень — самый большой элемент); </text:span><text:span text:style-name="T43">arr – </text:span><text:span text:style-name="T32">указатель на корень дерева (начало массива), </text:span><text:span text:style-name="T43">n – </text:span><text:span text:style-name="T32">длина сортируемого массива,</text:span><text:span text:style-name="T43"> i —</text:span><text:span text:style-name="T32"> номер текущего корня, </text:span><text:span text:style-name="T43">depth – </text:span><text:span text:style-name="T32">глубина рекурсии</text:span></text:p>
        </text:list-item>
        <text:list-item>
          <text:p text:style-name="P46"><text:span text:style-name="T35">template</text:span><text:span text:style-name="T45"> &lt;typename T&gt; </text:span><text:span text:style-name="T35">void heapSort(T* arr, int n, int&amp; depth)</text:span><text:span text:style-name="T33"> — </text:span><text:span text:style-name="T34">сортировка массива; </text:span><text:span text:style-name="T26">a</text:span><text:span text:style-name="T27">rr – </text:span><text:span text:style-name="T34">указатель на корень дерева (начало массива), </text:span><text:span text:style-name="T27">n – </text:span><text:span text:style-name="T34">длина сортируемого массива, </text:span><text:span text:style-name="T27">depth – </text:span><text:span text:style-name="T34">глубина рекурсии</text:span></text:p>
        </text:list-item>
        <text:list-item>
          <text:p text:style-name="P45"><text:span text:style-name="T46">int </text:span><text:span text:style-name="T47">m</text:span><text:span text:style-name="T46">ain()</text:span><text:span text:style-name="T44"> :</text:span></text:p>
          <text:list>
            <text:list-item>
              <text:p text:style-name="P47">Файловые ввод/вывод</text:p>
            </text:list-item>
            <text:list-item>
              <text:p text:style-name="P47">Консольные ввод/вывод</text:p>
            </text:list-item>
            <text:list-item>
              <text:p text:style-name="P47">Сортировка и вывод промежуточных/итоговых результатов</text:p>
            </text:list-item>
          </text:list>
        </text:list-item>
      </text:list>
      <text:h text:style-name="P50" text:outline-level="1">Тестирование</text:h>
      <text:p text:style-name="Standard"><text:span text:style-name="T41"/></text:p>
      <text:p text:style-name="P39"><text:span text:style-name="T42">Результаты тестирования представлены в таблице 1.</text:span></text:p>
      <text:p text:style-name="P39"><text:span text:style-name="T42"/></text:p>
      <text:p text:style-name="P40"><text:span text:style-name="T42">Таблица 1</text:span></text:p>
      <table:table table:name="Результаты_тестирования" table:style-name="Результаты_5f_тестирования">
        <table:table-column table:style-name="Результаты_5f_тестирования.A"/>
        <table:table-column table:style-name="Результаты_5f_тестирования.B"/>
        <table:table-row>
          <table:table-cell table:style-name="Результаты_5f_тестирования.A1" office:value-type="string">
            <text:p text:style-name="P31">Входные данные</text:p>
          </table:table-cell>
          <table:table-cell table:style-name="Результаты_5f_тестирования.B1" office:value-type="string">
            <text:p text:style-name="P31">Выходные данные</text:p>
          </table:table-cell>
        </table:table-row>
        <table:table-row>
          <table:table-cell table:style-name="Результаты_5f_тестирования.A2" office:value-type="string">
            <text:p text:style-name="P30">7 -15 9 123 0 14 -35 72</text:p>
          </table:table-cell>
          <table:table-cell table:style-name="Результаты_5f_тестирования.B2" office:value-type="string">
            <text:p text:style-name="P27">-35, -15, 0, 9, 14, 72, 123</text:p>
          </table:table-cell>
        </table:table-row>
        <table:table-row>
          <table:table-cell table:style-name="Результаты_5f_тестирования.A2" office:value-type="string">
            <text:p text:style-name="P29">2 1 -12</text:p>
          </table:table-cell>
          <table:table-cell table:style-name="Результаты_5f_тестирования.B2" office:value-type="string">
            <text:p text:style-name="P29">-12, 1</text:p>
          </table:table-cell>
        </table:table-row>
        <table:table-row>
          <table:table-cell table:style-name="Результаты_5f_тестирования.A2" office:value-type="string">
            <text:p text:style-name="P30">1 4</text:p>
          </table:table-cell>
          <table:table-cell table:style-name="Результаты_5f_тестирования.B2" office:value-type="string">
            <text:p text:style-name="P27">4</text:p>
          </table:table-cell>
        </table:table-row>
        <table:table-row>
          <table:table-cell table:style-name="Результаты_5f_тестирования.A2" office:value-type="string">
            <text:p text:style-name="P30">0 4 1 6 3 8</text:p>
          </table:table-cell>
          <table:table-cell table:style-name="Результаты_5f_тестирования.B2" office:value-type="string">
            <text:p text:style-name="P27">NA (Not Array)</text:p>
          </table:table-cell>
        </table:table-row>
        <table:table-row>
          <table:table-cell table:style-name="Результаты_5f_тестирования.A2" office:value-type="string">
            <text:p text:style-name="P27">-5 0 14</text:p>
          </table:table-cell>
          <table:table-cell table:style-name="Результаты_5f_тестирования.B2" office:value-type="string">
            <text:p text:style-name="P27">NA (Not Array)</text:p>
          </table:table-cell>
        </table:table-row>
        <table:table-row>
          <table:table-cell table:style-name="Результаты_5f_тестирования.A2" office:value-type="string">
            <text:p text:style-name="P28">3 -46 88 14 523</text:p>
          </table:table-cell>
          <table:table-cell table:style-name="Результаты_5f_тестирования.B2" office:value-type="string">
            <text:p text:style-name="P27">-46, 14, 88</text:p>
          </table:table-cell>
        </table:table-row>
      </table:table>
      <text:p text:style-name="P21"/>
      <text:p text:style-name="P24"><text:span text:style-name="Название_20_книги"><text:span text:style-name="T2">Приложение А. Исходный Код</text:span></text:span></text:p>
      <text:p text:style-name="P14"><text:span text:style-name="Название_20_книги"><text:span text:style-name="T3"/></text:span></text:p>
      <text:p text:style-name="P26"><text:span text:style-name="T22">#include</text:span> <text:span text:style-name="T23">&lt;iostream&gt;</text:span></text:p>
      <text:p text:style-name="P35"><text:span text:style-name="T22">#include</text:span><text:span text:style-name="T7"> </text:span><text:span text:style-name="T23">&lt;fstream&gt;</text:span></text:p>
      <text:p text:style-name="P35"><text:span text:style-name="T22">#include</text:span><text:span text:style-name="T7"> </text:span><text:span text:style-name="T23">&lt;algorithm&gt;</text:span></text:p>
      <text:p text:style-name="P35"><text:span text:style-name="T22">#include</text:span><text:span text:style-name="T7"> </text:span><text:span text:style-name="T23">&lt;string&gt;</text:span></text:p>
      <text:p text:style-name="P34"/>
      <text:p text:style-name="P35"><text:span text:style-name="T24">using</text:span><text:span text:style-name="T7"> </text:span><text:span text:style-name="T24">namespace</text:span><text:span text:style-name="T7"> std;</text:span></text:p>
      <text:p text:style-name="P34"/>
      <text:p text:style-name="P48">//Шаблонный тип данных</text:p>
      <text:p text:style-name="P35"><text:span text:style-name="T24">template</text:span><text:span text:style-name="T7"> &lt;</text:span><text:span text:style-name="T24">typename</text:span><text:span text:style-name="T7"> </text:span><text:span text:style-name="T29">T</text:span><text:span text:style-name="T7">&gt;</text:span></text:p>
      <text:p text:style-name="P35"><text:span text:style-name="T24">struct</text:span><text:span text:style-name="T7"> </text:span><text:span text:style-name="T29">Content</text:span><text:span text:style-name="T7"> {</text:span></text:p>
      <text:p text:style-name="P35"><text:span text:style-name="T7"><text:tab/></text:span><text:span text:style-name="T29">T</text:span><text:span text:style-name="T7"> content;</text:span></text:p>
      <text:p text:style-name="P34">};</text:p>
      <text:p text:style-name="P34"/>
      <text:p text:style-name="P48">//Отступ, соответствующий глубине рекурсии</text:p>
      <text:p text:style-name="P35"><text:span text:style-name="T24">inline</text:span><text:span text:style-name="T7"> </text:span><text:span text:style-name="T24">void</text:span><text:span text:style-name="T7"> indent(</text:span><text:span text:style-name="T24">int</text:span><text:span text:style-name="T7"> </text:span><text:span text:style-name="T22">n</text:span><text:span text:style-name="T7">) {</text:span></text:p>
      <text:p text:style-name="P35"><text:span text:style-name="T7"><text:tab/></text:span><text:span text:style-name="T24">for</text:span><text:span text:style-name="T7"> (</text:span><text:span text:style-name="T24">int</text:span><text:span text:style-name="T7"> i = 0; i &lt; </text:span><text:span text:style-name="T22">n</text:span><text:span text:style-name="T7">; i++) {</text:span></text:p>
      <text:p text:style-name="P35"><text:span text:style-name="T7"><text:tab/><text:tab/>cout </text:span><text:span text:style-name="T30">&lt;&lt;</text:span><text:span text:style-name="T7"> </text:span><text:span text:style-name="T23">"\t"</text:span><text:span text:style-name="T7">;</text:span></text:p>
      <text:p text:style-name="P34"><text:tab/>}</text:p>
      <text:p text:style-name="P34">}</text:p>
      <text:p text:style-name="P34"/>
      <text:p text:style-name="P34"/>
      <text:p text:style-name="P48">//Создание кучи, отсортированной по убыванию</text:p>
      <text:p text:style-name="P35"><text:span text:style-name="T24">template</text:span><text:span text:style-name="T7"> &lt;</text:span><text:span text:style-name="T24">typename</text:span><text:span text:style-name="T7"> </text:span><text:span text:style-name="T29">T</text:span><text:span text:style-name="T7">&gt;</text:span></text:p>
      <text:p text:style-name="P35"><text:span text:style-name="T24">void</text:span><text:span text:style-name="T7"> maxHeap(</text:span><text:span text:style-name="T29">T</text:span><text:span text:style-name="T7">* </text:span><text:span text:style-name="T22">arr</text:span><text:span text:style-name="T7">, </text:span><text:span text:style-name="T24">int</text:span><text:span text:style-name="T7"> </text:span><text:span text:style-name="T22">n</text:span><text:span text:style-name="T7">, </text:span><text:span text:style-name="T24">int</text:span><text:span text:style-name="T7"> </text:span><text:span text:style-name="T22">i</text:span><text:span text:style-name="T7">, </text:span><text:span text:style-name="T24">int</text:span><text:span text:style-name="T7">&amp; </text:span><text:span text:style-name="T22">depth</text:span><text:span text:style-name="T7">){</text:span></text:p>
      <text:p text:style-name="P35"><text:span text:style-name="T7"><text:tab/></text:span><text:span text:style-name="T24">int</text:span><text:span text:style-name="T7"> largest = </text:span><text:span text:style-name="T22">i</text:span><text:span text:style-name="T7">;</text:span></text:p>
      <text:p text:style-name="P35"><text:span text:style-name="T7"><text:tab/></text:span><text:span text:style-name="T24">int</text:span><text:span text:style-name="T7"> l = 2 * </text:span><text:span text:style-name="T22">i</text:span><text:span text:style-name="T7"> + 1;</text:span></text:p>
      <text:p text:style-name="P35"><text:span text:style-name="T7"><text:tab/></text:span><text:span text:style-name="T24">int</text:span><text:span text:style-name="T7"> r = 2 * </text:span><text:span text:style-name="T22">i</text:span><text:span text:style-name="T7"> + 2;</text:span></text:p>
      <text:p text:style-name="P35"><text:span text:style-name="T7"><text:tab/></text:span><text:span text:style-name="T24">if</text:span><text:span text:style-name="T7"> (l &lt; </text:span><text:span text:style-name="T22">n</text:span><text:span text:style-name="T7"> &amp;&amp; </text:span><text:span text:style-name="T22">arr</text:span><text:span text:style-name="T7">[l].content &gt; </text:span><text:span text:style-name="T22">arr</text:span><text:span text:style-name="T7">[largest].content) {<text:tab/></text:span><text:span text:style-name="T50">//Если левое поддерево больше корня</text:span></text:p>
      <text:p text:style-name="P35"><text:span text:style-name="T7"><text:tab/><text:tab/>indent(</text:span><text:span text:style-name="T22">depth</text:span><text:span text:style-name="T7">);</text:span></text:p>
      <text:p text:style-name="P35"><text:span text:style-name="T7"><text:tab/><text:tab/>cout </text:span><text:span text:style-name="T30">&lt;&lt;</text:span><text:span text:style-name="T7"> </text:span><text:span text:style-name="T23">"The left child "</text:span><text:span text:style-name="T7"> &lt;&lt; </text:span><text:span text:style-name="T22">arr</text:span><text:span text:style-name="T7">[l].content &lt;&lt; </text:span><text:span text:style-name="T23">" is greater than "</text:span><text:span text:style-name="T7"> &lt;&lt; </text:span><text:span text:style-name="T22">arr</text:span><text:span text:style-name="T7">[largest].content &lt;&lt; </text:span><text:span text:style-name="T23">"\n"</text:span><text:span text:style-name="T7">;</text:span></text:p>
      <text:p text:style-name="P34"><text:tab/><text:tab/>largest = l;</text:p>
      <text:p text:style-name="P34"><text:tab/>}</text:p>
      <text:p text:style-name="P35"><text:span text:style-name="T7"><text:tab/></text:span><text:span text:style-name="T24">if</text:span><text:span text:style-name="T7"> (r &lt; </text:span><text:span text:style-name="T22">n</text:span><text:span text:style-name="T7"> &amp;&amp; </text:span><text:span text:style-name="T22">arr</text:span><text:span text:style-name="T7">[r].content &gt; </text:span><text:span text:style-name="T22">arr</text:span><text:span text:style-name="T7">[largest].content) { </text:span><text:span text:style-name="T50">//Если правое поддерево больше корня/левого поддерева</text:span></text:p>
      <text:p text:style-name="P35"><text:span text:style-name="T7"><text:tab/><text:tab/>indent(</text:span><text:span text:style-name="T22">depth</text:span><text:span text:style-name="T7">);</text:span></text:p>
      <text:p text:style-name="P35"><text:span text:style-name="T7"><text:tab/><text:tab/>cout </text:span><text:span text:style-name="T30">&lt;&lt;</text:span><text:span text:style-name="T7"> </text:span><text:span text:style-name="T23">"The right child "</text:span><text:span text:style-name="T7"> &lt;&lt; </text:span><text:span text:style-name="T22">arr</text:span><text:span text:style-name="T7">[r].content &lt;&lt; </text:span><text:span text:style-name="T23">" is greater than "</text:span><text:span text:style-name="T7"> &lt;&lt; </text:span><text:span text:style-name="T22">arr</text:span><text:span text:style-name="T7">[largest].content &lt;&lt; </text:span><text:span text:style-name="T23">"\n"</text:span><text:span text:style-name="T7">;</text:span></text:p>
      <text:p text:style-name="P34"><text:tab/><text:tab/>largest = r;</text:p>
      <text:p text:style-name="P34"><text:tab/>}</text:p>
      <text:p text:style-name="P35"><text:span text:style-name="T7"><text:tab/></text:span><text:span text:style-name="T24">if</text:span><text:span text:style-name="T7"> (largest != </text:span><text:span text:style-name="T22">i</text:span><text:span text:style-name="T7">){<text:tab/><text:tab/></text:span><text:span text:style-name="T50">//Если корень меньше хотя бы одного из своих поддеревьев</text:span></text:p>
      <text:p text:style-name="P35"><text:span text:style-name="T7"><text:tab/><text:tab/>indent(</text:span><text:span text:style-name="T22">depth</text:span><text:span text:style-name="T7">);</text:span></text:p>
      <text:p text:style-name="P35"><text:span text:style-name="T7"><text:tab/><text:tab/>cout </text:span><text:span text:style-name="T30">&lt;&lt;</text:span><text:span text:style-name="T7"> </text:span><text:span text:style-name="T23">"Swapping "</text:span><text:span text:style-name="T7"> &lt;&lt; </text:span><text:span text:style-name="T22">arr</text:span><text:span text:style-name="T7">[largest].content &lt;&lt; </text:span><text:span text:style-name="T23">" and "</text:span><text:span text:style-name="T7"> &lt;&lt; </text:span><text:span text:style-name="T22">arr</text:span><text:span text:style-name="T7">[</text:span><text:span text:style-name="T22">i</text:span><text:span text:style-name="T7">].content &lt;&lt; </text:span><text:span text:style-name="T23">", "</text:span><text:span text:style-name="T7"> &lt;&lt; </text:span><text:span text:style-name="T22">arr</text:span><text:span text:style-name="T7">[</text:span><text:span text:style-name="T22">i</text:span><text:span text:style-name="T7">].content &lt;&lt; </text:span><text:span text:style-name="T23">" is now the root\n"</text:span><text:span text:style-name="T7">;</text:span></text:p>
      <text:p text:style-name="P35"><text:span text:style-name="T7"><text:tab/><text:tab/>swap(</text:span><text:span text:style-name="T22">arr</text:span><text:span text:style-name="T7">[</text:span><text:span text:style-name="T22">i</text:span><text:span text:style-name="T7">], </text:span><text:span text:style-name="T22">arr</text:span><text:span text:style-name="T7">[largest]);<text:tab/><text:tab/></text:span><text:span text:style-name="T50">//Меняем местами наибольший элемент с корнем</text:span></text:p>
      <text:p text:style-name="P35"><text:span text:style-name="T7"><text:tab/><text:tab/>indent(</text:span><text:span text:style-name="T22">depth</text:span><text:span text:style-name="T7">);</text:span></text:p>
      <text:p text:style-name="P35"><text:span text:style-name="T7"><text:tab/><text:tab/>cout </text:span><text:span text:style-name="T30">&lt;&lt;</text:span><text:span text:style-name="T7"> </text:span><text:span text:style-name="T23">"Checking the lower levels\n"</text:span><text:span text:style-name="T7">;</text:span></text:p>
      <text:p text:style-name="P35"><text:span text:style-name="T7"><text:tab/><text:tab/>maxHeap(</text:span><text:span text:style-name="T22">arr</text:span><text:span text:style-name="T7">, </text:span><text:span text:style-name="T22">n</text:span><text:span text:style-name="T7">, largest, ++</text:span><text:span text:style-name="T22">depth</text:span><text:span text:style-name="T7">);<text:tab/></text:span><text:span text:style-name="T50">//Проверяем то, что было корнем</text:span></text:p>
      <text:p text:style-name="P34"><text:tab/>}</text:p>
      <text:p text:style-name="P35"><text:span text:style-name="T7"><text:tab/></text:span><text:span text:style-name="T24">else</text:span><text:span text:style-name="T7"> {<text:tab/><text:tab/><text:tab/><text:tab/></text:span><text:span text:style-name="T50">//Если корень больше или равен обоим своим поддеревьям</text:span></text:p>
      <text:p text:style-name="P35"><text:span text:style-name="T7"><text:tab/><text:tab/>indent(</text:span><text:span text:style-name="T22">depth</text:span><text:span text:style-name="T7">);</text:span></text:p>
      <text:p text:style-name="P35"><text:span text:style-name="T7"><text:tab/><text:tab/>cout </text:span><text:span text:style-name="T30">&lt;&lt;</text:span><text:span text:style-name="T7"> </text:span><text:span text:style-name="T23">"The root "</text:span><text:span text:style-name="T7"> &lt;&lt; </text:span><text:span text:style-name="T22">arr</text:span><text:span text:style-name="T7">[largest].content &lt;&lt; </text:span><text:span text:style-name="T23">" is the largest\n"</text:span><text:span text:style-name="T7">;</text:span></text:p>
      <text:p text:style-name="P35"><text:span text:style-name="T7"><text:tab/><text:tab/>indent(</text:span><text:span text:style-name="T22">depth</text:span><text:span text:style-name="T7">);</text:span></text:p>
      <text:p text:style-name="P35"><text:span text:style-name="T7"><text:tab/><text:tab/>cout </text:span><text:span text:style-name="T30">&lt;&lt;</text:span><text:span text:style-name="T7"> </text:span><text:span text:style-name="T23">"Finished creating maxHeap\n"</text:span><text:span text:style-name="T7">;</text:span></text:p>
      <text:p text:style-name="P35"><text:span text:style-name="T7"><text:tab/><text:tab/></text:span><text:span text:style-name="T24">if</text:span><text:span text:style-name="T7"> (!</text:span><text:span text:style-name="T22">depth</text:span><text:span text:style-name="T7">) {</text:span></text:p>
      <text:p text:style-name="P35"><text:soft-page-break/><text:span text:style-name="T7"><text:tab/><text:tab/><text:tab/>cout </text:span><text:span text:style-name="T30">&lt;&lt;</text:span><text:span text:style-name="T7"> </text:span><text:span text:style-name="T23">"\n"</text:span><text:span text:style-name="T7">;</text:span></text:p>
      <text:p text:style-name="P34"><text:tab/><text:tab/>}</text:p>
      <text:p text:style-name="P34"><text:tab/>}</text:p>
      <text:p text:style-name="P35"><text:span text:style-name="T7"><text:tab/></text:span><text:span text:style-name="T24">if</text:span><text:span text:style-name="T7"> (</text:span><text:span text:style-name="T22">depth</text:span><text:span text:style-name="T7">) {</text:span></text:p>
      <text:p text:style-name="P35"><text:span text:style-name="T7"><text:tab/><text:tab/></text:span><text:span text:style-name="T22">depth</text:span><text:span text:style-name="T7">--;</text:span></text:p>
      <text:p text:style-name="P34"><text:tab/>}</text:p>
      <text:p text:style-name="P34">}</text:p>
      <text:p text:style-name="P34"/>
      <text:p text:style-name="P48">//Сортировка по возрастанию</text:p>
      <text:p text:style-name="P35"><text:span text:style-name="T24">template</text:span><text:span text:style-name="T7"> &lt;</text:span><text:span text:style-name="T24">typename</text:span><text:span text:style-name="T7"> </text:span><text:span text:style-name="T29">T</text:span><text:span text:style-name="T7">&gt;</text:span></text:p>
      <text:p text:style-name="P35"><text:span text:style-name="T24">void</text:span><text:span text:style-name="T7"> heapSort(</text:span><text:span text:style-name="T29">T</text:span><text:span text:style-name="T7">* </text:span><text:span text:style-name="T22">arr</text:span><text:span text:style-name="T7">, </text:span><text:span text:style-name="T24">int</text:span><text:span text:style-name="T7"> </text:span><text:span text:style-name="T22">n</text:span><text:span text:style-name="T7">, </text:span><text:span text:style-name="T24">int</text:span><text:span text:style-name="T7">&amp; </text:span><text:span text:style-name="T22">depth</text:span><text:span text:style-name="T7">){</text:span></text:p>
      <text:p text:style-name="P35"><text:span text:style-name="T7"><text:tab/>cout </text:span><text:span text:style-name="T30">&lt;&lt;</text:span><text:span text:style-name="T7"> </text:span><text:span text:style-name="T23">"\nSort started\n\nPre-sort (descending sort)\n"</text:span><text:span text:style-name="T7">;</text:span></text:p>
      <text:p text:style-name="P35"><text:span text:style-name="T7"><text:tab/></text:span><text:span text:style-name="T24">for</text:span><text:span text:style-name="T7"> (</text:span><text:span text:style-name="T24">int</text:span><text:span text:style-name="T7"> i = </text:span><text:span text:style-name="T22">n</text:span><text:span text:style-name="T7"> / 2 - 1; i &gt;= 0; i--) {<text:tab/><text:tab/><text:tab/><text:tab/><text:tab/><text:tab/></text:span><text:span text:style-name="T50">//Проходим по куче с листьев, строим убывающую кучу</text:span></text:p>
      <text:p text:style-name="P35"><text:span text:style-name="T7"><text:tab/><text:tab/>cout </text:span><text:span text:style-name="T30">&lt;&lt;</text:span><text:span text:style-name="T7"> </text:span><text:span text:style-name="T23">"Creating maxHeap from root "</text:span><text:span text:style-name="T7"> &lt;&lt; </text:span><text:span text:style-name="T22">arr</text:span><text:span text:style-name="T7">[0].content &lt;&lt; </text:span><text:span text:style-name="T23">" to "</text:span><text:span text:style-name="T7"> &lt;&lt; (</text:span><text:span text:style-name="T22">n</text:span><text:span text:style-name="T7"> - 1) &lt;&lt; </text:span><text:span text:style-name="T23">" element "</text:span><text:span text:style-name="T7"> &lt;&lt; </text:span><text:span text:style-name="T22">arr</text:span><text:span text:style-name="T7">[</text:span><text:span text:style-name="T22">n</text:span><text:span text:style-name="T7"> - 1].content &lt;&lt; </text:span><text:span text:style-name="T23">" starting from "</text:span><text:span text:style-name="T7"> &lt;&lt; i &lt;&lt; </text:span><text:span text:style-name="T23">" element "</text:span><text:span text:style-name="T7"> &lt;&lt; </text:span><text:span text:style-name="T22">arr</text:span><text:span text:style-name="T7">[i].content &lt;&lt; </text:span><text:span text:style-name="T23">"\n"</text:span><text:span text:style-name="T7">;</text:span></text:p>
      <text:p text:style-name="P35"><text:span text:style-name="T7"><text:tab/><text:tab/>maxHeap(</text:span><text:span text:style-name="T22">arr</text:span><text:span text:style-name="T7">, </text:span><text:span text:style-name="T22">n</text:span><text:span text:style-name="T7">, i, </text:span><text:span text:style-name="T22">depth</text:span><text:span text:style-name="T7">);</text:span></text:p>
      <text:p text:style-name="P34"><text:tab/>}</text:p>
      <text:p text:style-name="P35"><text:span text:style-name="T7"><text:tab/>cout </text:span><text:span text:style-name="T30">&lt;&lt;</text:span><text:span text:style-name="T7"> </text:span><text:span text:style-name="T23">"Final sort :\n"</text:span><text:span text:style-name="T7">;</text:span></text:p>
      <text:p text:style-name="P35"><text:span text:style-name="T7"><text:tab/></text:span><text:span text:style-name="T24">for</text:span><text:span text:style-name="T7"> (</text:span><text:span text:style-name="T24">int</text:span><text:span text:style-name="T7"> i = </text:span><text:span text:style-name="T22">n</text:span><text:span text:style-name="T7"> - 1; i &gt; 0; i--){<text:tab/><text:tab/><text:tab/><text:tab/><text:tab/><text:tab/><text:tab/></text:span><text:span text:style-name="T50">//Меняем первый и последний доступный элементы, строим убывающую кучу для первых i - 1 элементов (пока i &gt; 0)</text:span></text:p>
      <text:p text:style-name="P35"><text:span text:style-name="T7"><text:tab/><text:tab/>cout </text:span><text:span text:style-name="T30">&lt;&lt;</text:span><text:span text:style-name="T7"> </text:span><text:span text:style-name="T23">"Swapping the root "</text:span><text:span text:style-name="T7"> &lt;&lt; </text:span><text:span text:style-name="T22">arr</text:span><text:span text:style-name="T7">[0].content &lt;&lt; </text:span><text:span text:style-name="T23">" and the last element of array "</text:span><text:span text:style-name="T7"> &lt;&lt; </text:span><text:span text:style-name="T22">arr</text:span><text:span text:style-name="T7">[i].content &lt;&lt; </text:span><text:span text:style-name="T23">"\n"</text:span><text:span text:style-name="T7">;</text:span></text:p>
      <text:p text:style-name="P35"><text:span text:style-name="T7"><text:tab/><text:tab/>swap(</text:span><text:span text:style-name="T22">arr</text:span><text:span text:style-name="T7">[0], </text:span><text:span text:style-name="T22">arr</text:span><text:span text:style-name="T7">[i]);</text:span></text:p>
      <text:p text:style-name="P35"><text:span text:style-name="T7"><text:tab/><text:tab/>cout </text:span><text:span text:style-name="T30">&lt;&lt;</text:span><text:span text:style-name="T7"> </text:span><text:span text:style-name="T23">"Creating maxHeap from root "</text:span><text:span text:style-name="T7"> &lt;&lt; </text:span><text:span text:style-name="T22">arr</text:span><text:span text:style-name="T7">[0].content &lt;&lt; </text:span><text:span text:style-name="T23">" to "</text:span><text:span text:style-name="T7"> &lt;&lt; (i - 1) &lt;&lt; </text:span><text:span text:style-name="T23">" element "</text:span><text:span text:style-name="T7"> &lt;&lt; </text:span><text:span text:style-name="T22">arr</text:span><text:span text:style-name="T7">[i - 1].content &lt;&lt; </text:span><text:span text:style-name="T23">" starting from 0 element "</text:span><text:span text:style-name="T7"> &lt;&lt; </text:span><text:span text:style-name="T22">arr</text:span><text:span text:style-name="T7">[0].content &lt;&lt; </text:span><text:span text:style-name="T23">"\n"</text:span><text:span text:style-name="T7">;</text:span></text:p>
      <text:p text:style-name="P35"><text:span text:style-name="T7"><text:tab/><text:tab/>maxHeap(</text:span><text:span text:style-name="T22">arr</text:span><text:span text:style-name="T7">, i, 0, </text:span><text:span text:style-name="T22">depth</text:span><text:span text:style-name="T7">);</text:span></text:p>
      <text:p text:style-name="P34"><text:tab/>}</text:p>
      <text:p text:style-name="P35"><text:span text:style-name="T7"><text:tab/>cout </text:span><text:span text:style-name="T30">&lt;&lt;</text:span><text:span text:style-name="T7"> </text:span><text:span text:style-name="T23">"Sort finished\n\n"</text:span><text:span text:style-name="T7">;</text:span></text:p>
      <text:p text:style-name="P34">}</text:p>
      <text:p text:style-name="P34"/>
      <text:p text:style-name="P35"><text:span text:style-name="T24">int</text:span><text:span text:style-name="T7"> main() {</text:span></text:p>
      <text:p text:style-name="P34"><text:tab/></text:p>
      <text:p text:style-name="P35"><text:span text:style-name="T7"><text:tab/></text:span><text:span text:style-name="T24">int</text:span><text:span text:style-name="T7"> command = 0;</text:span></text:p>
      <text:p text:style-name="P35"><text:span text:style-name="T7"><text:tab/>cout </text:span><text:span text:style-name="T30">&lt;&lt;</text:span><text:span text:style-name="T7"> </text:span><text:span text:style-name="T23">"1 - console input, 2 - file input : \n\n"</text:span><text:span text:style-name="T7">;</text:span></text:p>
      <text:p text:style-name="P35"><text:span text:style-name="T7"><text:tab/>cin </text:span><text:span text:style-name="T30">&gt;&gt;</text:span><text:span text:style-name="T7"> command;</text:span></text:p>
      <text:p text:style-name="P35"><text:span text:style-name="T7"><text:tab/></text:span><text:span text:style-name="T24">if</text:span><text:span text:style-name="T7"> (command != 1 &amp;&amp; command != 2) {</text:span></text:p>
      <text:p text:style-name="P35"><text:span text:style-name="T7"><text:tab/><text:tab/>cout </text:span><text:span text:style-name="T30">&lt;&lt;</text:span><text:span text:style-name="T7"> </text:span><text:span text:style-name="T23">"Unknown command\n"</text:span><text:span text:style-name="T7">;</text:span></text:p>
      <text:p text:style-name="P34"><text:tab/>}</text:p>
      <text:p text:style-name="P35"><text:span text:style-name="T7"><text:tab/></text:span><text:span text:style-name="T24">else</text:span><text:span text:style-name="T7">{</text:span></text:p>
      <text:p text:style-name="P35"><text:span text:style-name="T7"><text:tab/><text:tab/></text:span><text:span text:style-name="T24">int</text:span><text:span text:style-name="T7">* arra;</text:span></text:p>
      <text:p text:style-name="P35"><text:span text:style-name="T7"><text:tab/><text:tab/></text:span><text:span text:style-name="T29">Content</text:span><text:span text:style-name="T7">&lt;</text:span><text:span text:style-name="T24">int</text:span><text:span text:style-name="T7">&gt;* arr;</text:span></text:p>
      <text:p text:style-name="P35"><text:span text:style-name="T7"><text:tab/><text:tab/></text:span><text:span text:style-name="T24">int</text:span><text:span text:style-name="T7"> x, size, depth = 0;</text:span></text:p>
      <text:p text:style-name="P34"/>
      <text:p text:style-name="P35"><text:span text:style-name="T7"><text:tab/><text:tab/></text:span><text:span text:style-name="T50">//Работа с консолью</text:span></text:p>
      <text:p text:style-name="P35"><text:span text:style-name="T7"><text:tab/><text:tab/></text:span><text:span text:style-name="T24">if</text:span><text:span text:style-name="T7"> (command == 1) {</text:span></text:p>
      <text:p text:style-name="P35"><text:span text:style-name="T7"><text:tab/><text:tab/><text:tab/></text:span><text:span text:style-name="T24">while</text:span><text:span text:style-name="T7"> (</text:span><text:span text:style-name="T24">true</text:span><text:span text:style-name="T7">) {</text:span></text:p>
      <text:p text:style-name="P35"><text:span text:style-name="T7"><text:tab/><text:tab/><text:tab/><text:tab/>cout </text:span><text:span text:style-name="T30">&lt;&lt;</text:span><text:span text:style-name="T7"> </text:span><text:span text:style-name="T23">"Enter the array size (0 to quit): "</text:span><text:span text:style-name="T7">;</text:span></text:p>
      <text:p text:style-name="P35"><text:span text:style-name="T7"><text:tab/><text:tab/><text:tab/><text:tab/>cin </text:span><text:span text:style-name="T30">&gt;&gt;</text:span><text:span text:style-name="T7"> size;</text:span></text:p>
      <text:p text:style-name="P35"><text:span text:style-name="T7"><text:tab/><text:tab/><text:tab/><text:tab/></text:span><text:span text:style-name="T24">if</text:span><text:span text:style-name="T7"> (size &lt; 0) {</text:span></text:p>
      <text:p text:style-name="P35"><text:span text:style-name="T7"><text:tab/><text:tab/><text:tab/><text:tab/><text:tab/>cout </text:span><text:span text:style-name="T30">&lt;&lt;</text:span><text:span text:style-name="T7"> </text:span><text:span text:style-name="T23">"\nInvalid value\n\n"</text:span><text:span text:style-name="T7">;</text:span></text:p>
      <text:p text:style-name="P35"><text:span text:style-name="T7"><text:tab/><text:tab/><text:tab/><text:tab/><text:tab/></text:span><text:span text:style-name="T24">continue</text:span><text:span text:style-name="T7">;</text:span></text:p>
      <text:p text:style-name="P34"><text:tab/><text:tab/><text:tab/><text:tab/>}</text:p>
      <text:p text:style-name="P35"><text:span text:style-name="T7"><text:tab/><text:tab/><text:tab/><text:tab/></text:span><text:span text:style-name="T24">if</text:span><text:span text:style-name="T7"> (!size) {</text:span></text:p>
      <text:p text:style-name="P35"><text:span text:style-name="T7"><text:tab/><text:tab/><text:tab/><text:tab/><text:tab/></text:span><text:span text:style-name="T24">break</text:span><text:span text:style-name="T7">;</text:span></text:p>
      <text:p text:style-name="P34"><text:tab/><text:tab/><text:tab/><text:tab/>}</text:p>
      <text:p text:style-name="P34"/>
      <text:p text:style-name="P35"><text:span text:style-name="T7"><text:tab/><text:tab/><text:tab/><text:tab/></text:span><text:span text:style-name="T50">//Создание, заполнение и сортировка массивов</text:span></text:p>
      <text:p text:style-name="P35"><text:span text:style-name="T7"><text:tab/><text:tab/><text:tab/><text:tab/>arr = </text:span><text:span text:style-name="T24">new</text:span><text:span text:style-name="T7"> </text:span><text:span text:style-name="T29">Content</text:span><text:span text:style-name="T7">&lt;</text:span><text:span text:style-name="T24">int</text:span><text:span text:style-name="T7">&gt;[size];</text:span></text:p>
      <text:p text:style-name="P35"><text:span text:style-name="T7"><text:tab/><text:tab/><text:tab/><text:tab/>arra = </text:span><text:span text:style-name="T24">new</text:span><text:span text:style-name="T7"> </text:span><text:span text:style-name="T24">int</text:span><text:span text:style-name="T7">[size];</text:span></text:p>
      <text:p text:style-name="P35"><text:soft-page-break/><text:span text:style-name="T7"><text:tab/><text:tab/><text:tab/><text:tab/></text:span><text:span text:style-name="T24">for</text:span><text:span text:style-name="T7"> (</text:span><text:span text:style-name="T24">int</text:span><text:span text:style-name="T7"> i = 0; i &lt; size; i++) {</text:span></text:p>
      <text:p text:style-name="P35"><text:span text:style-name="T7"><text:tab/><text:tab/><text:tab/><text:tab/><text:tab/>cout </text:span><text:span text:style-name="T30">&lt;&lt;</text:span><text:span text:style-name="T7"> i + 1 </text:span><text:span text:style-name="T30">&lt;&lt;</text:span><text:span text:style-name="T7"> </text:span><text:span text:style-name="T23">" element : "</text:span><text:span text:style-name="T7">;</text:span></text:p>
      <text:p text:style-name="P35"><text:span text:style-name="T7"><text:tab/><text:tab/><text:tab/><text:tab/><text:tab/>cin </text:span><text:span text:style-name="T30">&gt;&gt;</text:span><text:span text:style-name="T7"> x;</text:span></text:p>
      <text:p text:style-name="P34"><text:tab/><text:tab/><text:tab/><text:tab/><text:tab/>arr[i].content = x;</text:p>
      <text:p text:style-name="P34"><text:tab/><text:tab/><text:tab/><text:tab/><text:tab/>arra[i] = x;</text:p>
      <text:p text:style-name="P34"><text:tab/><text:tab/><text:tab/><text:tab/>}</text:p>
      <text:p text:style-name="P35"><text:span text:style-name="T7"><text:tab/><text:tab/><text:tab/><text:tab/></text:span><text:span text:style-name="T24">if</text:span><text:span text:style-name="T7"> (size == 1) {</text:span></text:p>
      <text:p text:style-name="P35"><text:span text:style-name="T7"><text:tab/><text:tab/><text:tab/><text:tab/><text:tab/>cout </text:span><text:span text:style-name="T30">&lt;&lt;</text:span><text:span text:style-name="T7"> </text:span><text:span text:style-name="T23">"Sort isn't needed\n\n"</text:span><text:span text:style-name="T7">;</text:span></text:p>
      <text:p text:style-name="P35"><text:span text:style-name="T7"><text:tab/><text:tab/><text:tab/><text:tab/><text:tab/></text:span><text:span text:style-name="T24">continue</text:span><text:span text:style-name="T7">;</text:span></text:p>
      <text:p text:style-name="P34"><text:tab/><text:tab/><text:tab/><text:tab/>}</text:p>
      <text:p text:style-name="P34"><text:tab/><text:tab/><text:tab/><text:tab/>heapSort(arr, size, depth);</text:p>
      <text:p text:style-name="P35"><text:span text:style-name="T7"><text:tab/><text:tab/><text:tab/><text:tab/>cout </text:span><text:span text:style-name="T30">&lt;&lt;</text:span><text:span text:style-name="T7"> </text:span><text:span text:style-name="T23">"Initial array :\n"</text:span><text:span text:style-name="T7">;</text:span></text:p>
      <text:p text:style-name="P35"><text:span text:style-name="T7"><text:tab/><text:tab/><text:tab/><text:tab/></text:span><text:span text:style-name="T24">for</text:span><text:span text:style-name="T7"> (</text:span><text:span text:style-name="T24">int</text:span><text:span text:style-name="T7"> i = 0; i &lt; size; ++i) {</text:span></text:p>
      <text:p text:style-name="P35"><text:span text:style-name="T7"><text:tab/><text:tab/><text:tab/><text:tab/><text:tab/>cout </text:span><text:span text:style-name="T30">&lt;&lt;</text:span><text:span text:style-name="T7"> arra[i] </text:span><text:span text:style-name="T30">&lt;&lt;</text:span><text:span text:style-name="T7"> </text:span><text:span text:style-name="T23">" "</text:span><text:span text:style-name="T7">;</text:span></text:p>
      <text:p text:style-name="P34"><text:tab/><text:tab/><text:tab/><text:tab/>}</text:p>
      <text:p text:style-name="P35"><text:span text:style-name="T7"><text:tab/><text:tab/><text:tab/><text:tab/>cout </text:span><text:span text:style-name="T30">&lt;&lt;</text:span><text:span text:style-name="T7"> </text:span><text:span text:style-name="T23">"\n"</text:span><text:span text:style-name="T7">;</text:span></text:p>
      <text:p text:style-name="P34"><text:tab/><text:tab/><text:tab/><text:tab/>sort(arra, arra + size);</text:p>
      <text:p text:style-name="P35"><text:span text:style-name="T7"><text:tab/><text:tab/><text:tab/><text:tab/>cout </text:span><text:span text:style-name="T30">&lt;&lt;</text:span><text:span text:style-name="T7"> </text:span><text:span text:style-name="T23">"Heap sort result :\n"</text:span><text:span text:style-name="T7">;</text:span></text:p>
      <text:p text:style-name="P35"><text:span text:style-name="T7"><text:tab/><text:tab/><text:tab/><text:tab/></text:span><text:span text:style-name="T24">for</text:span><text:span text:style-name="T7"> (</text:span><text:span text:style-name="T24">int</text:span><text:span text:style-name="T7"> i = 0; i &lt; size; i++) {</text:span></text:p>
      <text:p text:style-name="P35"><text:span text:style-name="T7"><text:tab/><text:tab/><text:tab/><text:tab/><text:tab/>cout </text:span><text:span text:style-name="T30">&lt;&lt;</text:span><text:span text:style-name="T7"> arr[i].content </text:span><text:span text:style-name="T30">&lt;&lt;</text:span><text:span text:style-name="T7"> </text:span><text:span text:style-name="T23">" "</text:span><text:span text:style-name="T7">;</text:span></text:p>
      <text:p text:style-name="P34"><text:tab/><text:tab/><text:tab/><text:tab/>}</text:p>
      <text:p text:style-name="P35"><text:span text:style-name="T7"><text:tab/><text:tab/><text:tab/><text:tab/>cout </text:span><text:span text:style-name="T30">&lt;&lt;</text:span><text:span text:style-name="T7"> </text:span><text:span text:style-name="T23">"\n"</text:span><text:span text:style-name="T7">;</text:span></text:p>
      <text:p text:style-name="P35"><text:span text:style-name="T7"><text:tab/><text:tab/><text:tab/><text:tab/>cout </text:span><text:span text:style-name="T30">&lt;&lt;</text:span><text:span text:style-name="T7"> </text:span><text:span text:style-name="T23">"std::sort result :\n"</text:span><text:span text:style-name="T7">;</text:span></text:p>
      <text:p text:style-name="P35"><text:span text:style-name="T7"><text:tab/><text:tab/><text:tab/><text:tab/></text:span><text:span text:style-name="T24">for</text:span><text:span text:style-name="T7"> (</text:span><text:span text:style-name="T24">int</text:span><text:span text:style-name="T7"> i = 0; i &lt; size; ++i) {</text:span></text:p>
      <text:p text:style-name="P35"><text:span text:style-name="T7"><text:tab/><text:tab/><text:tab/><text:tab/><text:tab/>cout </text:span><text:span text:style-name="T30">&lt;&lt;</text:span><text:span text:style-name="T7"> arra[i] </text:span><text:span text:style-name="T30">&lt;&lt;</text:span><text:span text:style-name="T7"> </text:span><text:span text:style-name="T23">" "</text:span><text:span text:style-name="T7">;</text:span></text:p>
      <text:p text:style-name="P34"><text:tab/><text:tab/><text:tab/><text:tab/>}</text:p>
      <text:p text:style-name="P35"><text:span text:style-name="T7"><text:tab/><text:tab/><text:tab/><text:tab/>cout </text:span><text:span text:style-name="T30">&lt;&lt;</text:span><text:span text:style-name="T7"> </text:span><text:span text:style-name="T23">"\n"</text:span><text:span text:style-name="T7">;</text:span></text:p>
      <text:p text:style-name="P34"><text:tab/><text:tab/><text:tab/>}</text:p>
      <text:p text:style-name="P34"><text:tab/><text:tab/>}</text:p>
      <text:p text:style-name="P34"/>
      <text:p text:style-name="P35"><text:span text:style-name="T7"><text:tab/><text:tab/></text:span><text:span text:style-name="T50">//Работа с файлом</text:span></text:p>
      <text:p text:style-name="P35"><text:span text:style-name="T7"><text:tab/><text:tab/></text:span><text:span text:style-name="T24">else</text:span><text:span text:style-name="T7"> {</text:span></text:p>
      <text:p text:style-name="P35"><text:span text:style-name="T7"><text:tab/><text:tab/><text:tab/></text:span><text:span text:style-name="T29">ifstream</text:span><text:span text:style-name="T7"> input;</text:span></text:p>
      <text:p text:style-name="P35"><text:span text:style-name="T7"><text:tab/><text:tab/><text:tab/></text:span><text:span text:style-name="T29">ofstream</text:span><text:span text:style-name="T7"> output;</text:span></text:p>
      <text:p text:style-name="P35"><text:span text:style-name="T7"><text:tab/><text:tab/><text:tab/></text:span><text:span text:style-name="T24">const</text:span><text:span text:style-name="T7"> </text:span><text:span text:style-name="T29">string</text:span><text:span text:style-name="T7"> outputFilename = </text:span><text:span text:style-name="T23">"output.txt"</text:span><text:span text:style-name="T7">;</text:span></text:p>
      <text:p text:style-name="P35"><text:span text:style-name="T7"><text:tab/><text:tab/><text:tab/></text:span><text:span text:style-name="T29">string</text:span><text:span text:style-name="T7"> inputFilename = </text:span><text:span text:style-name="T23">""</text:span><text:span text:style-name="T7">;</text:span></text:p>
      <text:p text:style-name="P34"><text:tab/><text:tab/><text:tab/>output.open(outputFilename);</text:p>
      <text:p text:style-name="P35"><text:span text:style-name="T7"><text:tab/><text:tab/><text:tab/>output </text:span><text:span text:style-name="T30">&lt;&lt;</text:span><text:span text:style-name="T7"> </text:span><text:span text:style-name="T23">""</text:span><text:span text:style-name="T7">;</text:span></text:p>
      <text:p text:style-name="P34"><text:tab/><text:tab/><text:tab/>output.close();</text:p>
      <text:p text:style-name="P35"><text:span text:style-name="T7"><text:tab/><text:tab/><text:tab/></text:span><text:span text:style-name="T24">while</text:span><text:span text:style-name="T7"> (inputFilename </text:span><text:span text:style-name="T30">!=</text:span><text:span text:style-name="T7"> </text:span><text:span text:style-name="T23">"!"</text:span><text:span text:style-name="T7">) {</text:span></text:p>
      <text:p text:style-name="P35"><text:span text:style-name="T7"><text:tab/><text:tab/><text:tab/><text:tab/>cout </text:span><text:span text:style-name="T30">&lt;&lt;</text:span><text:span text:style-name="T7"> </text:span><text:span text:style-name="T23">"Enter the input file name (or \'!\' to quit) : "</text:span><text:span text:style-name="T7">;</text:span></text:p>
      <text:p text:style-name="P35"><text:span text:style-name="T7"><text:tab/><text:tab/><text:tab/><text:tab/>cin </text:span><text:span text:style-name="T30">&gt;&gt;</text:span><text:span text:style-name="T7"> inputFilename;</text:span></text:p>
      <text:p text:style-name="P35"><text:span text:style-name="T7"><text:tab/><text:tab/><text:tab/><text:tab/>cout </text:span><text:span text:style-name="T30">&lt;&lt;</text:span><text:span text:style-name="T7"> </text:span><text:span text:style-name="T23">"\n"</text:span><text:span text:style-name="T7">;</text:span></text:p>
      <text:p text:style-name="P35"><text:span text:style-name="T7"><text:tab/><text:tab/><text:tab/><text:tab/></text:span><text:span text:style-name="T24">bool</text:span><text:span text:style-name="T7"> valid = </text:span><text:span text:style-name="T24">true</text:span><text:span text:style-name="T7">;</text:span></text:p>
      <text:p text:style-name="P34"><text:tab/><text:tab/><text:tab/><text:tab/>input.open(inputFilename);</text:p>
      <text:p text:style-name="P35"><text:span text:style-name="T7"><text:tab/><text:tab/><text:tab/><text:tab/></text:span><text:span text:style-name="T24">if</text:span><text:span text:style-name="T7"> (input.is_open()) {</text:span></text:p>
      <text:p text:style-name="P35"><text:span text:style-name="T7"><text:tab/><text:tab/><text:tab/><text:tab/><text:tab/>input </text:span><text:span text:style-name="T30">&gt;&gt;</text:span><text:span text:style-name="T7"> size;</text:span></text:p>
      <text:p text:style-name="P35"><text:span text:style-name="T7"><text:tab/><text:tab/><text:tab/><text:tab/><text:tab/></text:span><text:span text:style-name="T24">if</text:span><text:span text:style-name="T7"> (size &lt; 1) {</text:span></text:p>
      <text:p text:style-name="P35"><text:span text:style-name="T7"><text:tab/><text:tab/><text:tab/><text:tab/><text:tab/><text:tab/>output.open(outputFilename, </text:span><text:span text:style-name="T29">ios</text:span><text:span text:style-name="T7">::app);</text:span></text:p>
      <text:p text:style-name="P35"><text:span text:style-name="T7"><text:tab/><text:tab/><text:tab/><text:tab/><text:tab/><text:tab/>output </text:span><text:span text:style-name="T30">&lt;&lt;</text:span><text:span text:style-name="T7"> </text:span><text:span text:style-name="T23">"NA (Not Array)\n"</text:span><text:span text:style-name="T7">;</text:span></text:p>
      <text:p text:style-name="P34"><text:tab/><text:tab/><text:tab/><text:tab/><text:tab/><text:tab/>output.close();</text:p>
      <text:p text:style-name="P35"><text:span text:style-name="T7"><text:tab/><text:tab/><text:tab/><text:tab/><text:tab/><text:tab/>cout </text:span><text:span text:style-name="T30">&lt;&lt;</text:span><text:span text:style-name="T7"> </text:span><text:span text:style-name="T23">"Invalid size\n\n"</text:span><text:span text:style-name="T7">;</text:span></text:p>
      <text:p text:style-name="P34"><text:tab/><text:tab/><text:tab/><text:tab/><text:tab/><text:tab/>input.close();</text:p>
      <text:p text:style-name="P35"><text:span text:style-name="T7"><text:tab/><text:tab/><text:tab/><text:tab/><text:tab/><text:tab/></text:span><text:span text:style-name="T24">continue</text:span><text:span text:style-name="T7">;</text:span></text:p>
      <text:p text:style-name="P34"><text:tab/><text:tab/><text:tab/><text:tab/><text:tab/>}</text:p>
      <text:p text:style-name="P34"/>
      <text:p text:style-name="P35"><text:span text:style-name="T7"><text:tab/><text:tab/><text:tab/><text:tab/><text:tab/></text:span><text:span text:style-name="T50">//Создание, заполнение и сортировка массивов</text:span></text:p>
      <text:p text:style-name="P35"><text:span text:style-name="T7"><text:tab/><text:tab/><text:tab/><text:tab/><text:tab/>arr = </text:span><text:span text:style-name="T24">new</text:span><text:span text:style-name="T7"> </text:span><text:span text:style-name="T29">Content</text:span><text:span text:style-name="T7">&lt;</text:span><text:span text:style-name="T24">int</text:span><text:span text:style-name="T7">&gt;[size];</text:span></text:p>
      <text:p text:style-name="P35"><text:span text:style-name="T7"><text:tab/><text:tab/><text:tab/><text:tab/><text:tab/>arra = </text:span><text:span text:style-name="T24">new</text:span><text:span text:style-name="T7"> </text:span><text:span text:style-name="T24">int</text:span><text:span text:style-name="T7">[size];</text:span></text:p>
      <text:p text:style-name="P35"><text:span text:style-name="T7"><text:tab/><text:tab/><text:tab/><text:tab/><text:tab/></text:span><text:span text:style-name="T24">for</text:span><text:span text:style-name="T7"> (</text:span><text:span text:style-name="T24">int</text:span><text:span text:style-name="T7"> i = 0; i &lt; size; i++) {</text:span></text:p>
      <text:p text:style-name="P35"><text:span text:style-name="T7"><text:tab/><text:tab/><text:tab/><text:tab/><text:tab/><text:tab/></text:span><text:span text:style-name="T24">if</text:span><text:span text:style-name="T7"> (input </text:span><text:span text:style-name="T30">&gt;&gt;</text:span><text:span text:style-name="T7"> x) {</text:span></text:p>
      <text:p text:style-name="P34"><text:tab/><text:tab/><text:tab/><text:tab/><text:tab/><text:tab/><text:tab/>arr[i].content = x;</text:p>
      <text:p text:style-name="P34"><text:soft-page-break/><text:tab/><text:tab/><text:tab/><text:tab/><text:tab/><text:tab/><text:tab/>arra[i] = x;</text:p>
      <text:p text:style-name="P34"><text:tab/><text:tab/><text:tab/><text:tab/><text:tab/><text:tab/>}</text:p>
      <text:p text:style-name="P35"><text:span text:style-name="T7"><text:tab/><text:tab/><text:tab/><text:tab/><text:tab/><text:tab/></text:span><text:span text:style-name="T24">else</text:span><text:span text:style-name="T7"> {</text:span></text:p>
      <text:p text:style-name="P35"><text:span text:style-name="T7"><text:tab/><text:tab/><text:tab/><text:tab/><text:tab/><text:tab/><text:tab/>valid = </text:span><text:span text:style-name="T24">false</text:span><text:span text:style-name="T7">;</text:span></text:p>
      <text:p text:style-name="P35"><text:span text:style-name="T7"><text:tab/><text:tab/><text:tab/><text:tab/><text:tab/><text:tab/><text:tab/></text:span><text:span text:style-name="T24">break</text:span><text:span text:style-name="T7">;</text:span></text:p>
      <text:p text:style-name="P34"><text:tab/><text:tab/><text:tab/><text:tab/><text:tab/><text:tab/>}</text:p>
      <text:p text:style-name="P34"><text:tab/><text:tab/><text:tab/><text:tab/><text:tab/>}</text:p>
      <text:p text:style-name="P34"><text:tab/><text:tab/><text:tab/><text:tab/><text:tab/>input.close();</text:p>
      <text:p text:style-name="P35"><text:span text:style-name="T7"><text:tab/><text:tab/><text:tab/><text:tab/><text:tab/></text:span><text:span text:style-name="T24">if</text:span><text:span text:style-name="T7"> (size == 1) {</text:span></text:p>
      <text:p text:style-name="P35"><text:span text:style-name="T7"><text:tab/><text:tab/><text:tab/><text:tab/><text:tab/><text:tab/>output.open(outputFilename, </text:span><text:span text:style-name="T29">ios</text:span><text:span text:style-name="T7">::app);</text:span></text:p>
      <text:p text:style-name="P35"><text:span text:style-name="T7"><text:tab/><text:tab/><text:tab/><text:tab/><text:tab/><text:tab/>output </text:span><text:span text:style-name="T30">&lt;&lt;</text:span><text:span text:style-name="T7"> arr[0].content </text:span><text:span text:style-name="T30">&lt;&lt;</text:span><text:span text:style-name="T7"> </text:span><text:span text:style-name="T23">" <text:s/>-&gt; <text:s/>"</text:span><text:span text:style-name="T7"> </text:span><text:span text:style-name="T30">&lt;&lt;</text:span><text:span text:style-name="T7"> arr[0].content </text:span><text:span text:style-name="T30">&lt;&lt;</text:span><text:span text:style-name="T7"> </text:span><text:span text:style-name="T23">"\n"</text:span><text:span text:style-name="T7">;</text:span></text:p>
      <text:p text:style-name="P34"><text:tab/><text:tab/><text:tab/><text:tab/><text:tab/><text:tab/>output.close();</text:p>
      <text:p text:style-name="P35"><text:span text:style-name="T7"><text:tab/><text:tab/><text:tab/><text:tab/><text:tab/><text:tab/>cout </text:span><text:span text:style-name="T30">&lt;&lt;</text:span><text:span text:style-name="T7"> </text:span><text:span text:style-name="T23">"Initial array : "</text:span><text:span text:style-name="T7"> </text:span><text:span text:style-name="T30">&lt;&lt;</text:span><text:span text:style-name="T7"> arr[0].content </text:span><text:span text:style-name="T30">&lt;&lt;</text:span><text:span text:style-name="T7"> </text:span><text:span text:style-name="T23">"\n"</text:span><text:span text:style-name="T7">;</text:span></text:p>
      <text:p text:style-name="P35"><text:span text:style-name="T7"><text:tab/><text:tab/><text:tab/><text:tab/><text:tab/><text:tab/>cout </text:span><text:span text:style-name="T30">&lt;&lt;</text:span><text:span text:style-name="T7"> </text:span><text:span text:style-name="T23">"Sort isn't needed\n\n"</text:span><text:span text:style-name="T7">;</text:span></text:p>
      <text:p text:style-name="P35"><text:span text:style-name="T7"><text:tab/><text:tab/><text:tab/><text:tab/><text:tab/><text:tab/></text:span><text:span text:style-name="T24">continue</text:span><text:span text:style-name="T7">;</text:span></text:p>
      <text:p text:style-name="P34"><text:tab/><text:tab/><text:tab/><text:tab/><text:tab/>}</text:p>
      <text:p text:style-name="P35"><text:span text:style-name="T7"><text:tab/><text:tab/><text:tab/><text:tab/><text:tab/></text:span><text:span text:style-name="T24">if</text:span><text:span text:style-name="T7"> (!valid) {</text:span></text:p>
      <text:p text:style-name="P35"><text:span text:style-name="T7"><text:tab/><text:tab/><text:tab/><text:tab/><text:tab/><text:tab/>cout </text:span><text:span text:style-name="T30">&lt;&lt;</text:span><text:span text:style-name="T7"> </text:span><text:span text:style-name="T23">"\nNot enough elements to fill the array\n\n"</text:span><text:span text:style-name="T7">;</text:span></text:p>
      <text:p text:style-name="P35"><text:span text:style-name="T7"><text:tab/><text:tab/><text:tab/><text:tab/><text:tab/><text:tab/></text:span><text:span text:style-name="T24">continue</text:span><text:span text:style-name="T7">;</text:span></text:p>
      <text:p text:style-name="P34"><text:tab/><text:tab/><text:tab/><text:tab/><text:tab/>}</text:p>
      <text:p text:style-name="P35"><text:span text:style-name="T7"><text:tab/><text:tab/><text:tab/><text:tab/><text:tab/>output.open(outputFilename, </text:span><text:span text:style-name="T29">ios</text:span><text:span text:style-name="T7">::app);</text:span></text:p>
      <text:p text:style-name="P35"><text:span text:style-name="T7"><text:tab/><text:tab/><text:tab/><text:tab/><text:tab/></text:span><text:span text:style-name="T24">for</text:span><text:span text:style-name="T7"> (</text:span><text:span text:style-name="T24">int</text:span><text:span text:style-name="T7"> i = 0; i &lt; size; i++) {</text:span></text:p>
      <text:p text:style-name="P35"><text:span text:style-name="T7"><text:tab/><text:tab/><text:tab/><text:tab/><text:tab/><text:tab/>output </text:span><text:span text:style-name="T30">&lt;&lt;</text:span><text:span text:style-name="T7"> arr[i].content;</text:span></text:p>
      <text:p text:style-name="P35"><text:span text:style-name="T7"><text:tab/><text:tab/><text:tab/><text:tab/><text:tab/><text:tab/></text:span><text:span text:style-name="T24">if</text:span><text:span text:style-name="T7"> (i != size - 1) {</text:span></text:p>
      <text:p text:style-name="P35"><text:span text:style-name="T7"><text:tab/><text:tab/><text:tab/><text:tab/><text:tab/><text:tab/><text:tab/>output </text:span><text:span text:style-name="T30">&lt;&lt;</text:span><text:span text:style-name="T7"> </text:span><text:span text:style-name="T23">", "</text:span><text:span text:style-name="T7">;</text:span></text:p>
      <text:p text:style-name="P34"><text:tab/><text:tab/><text:tab/><text:tab/><text:tab/><text:tab/>}</text:p>
      <text:p text:style-name="P34"><text:tab/><text:tab/><text:tab/><text:tab/><text:tab/>}</text:p>
      <text:p text:style-name="P35"><text:span text:style-name="T7"><text:tab/><text:tab/><text:tab/><text:tab/><text:tab/>output </text:span><text:span text:style-name="T30">&lt;&lt;</text:span><text:span text:style-name="T7"> </text:span><text:span text:style-name="T23">" <text:s/>-&gt; <text:s/>"</text:span><text:span text:style-name="T7">;</text:span></text:p>
      <text:p text:style-name="P34"><text:tab/><text:tab/><text:tab/><text:tab/><text:tab/>heapSort(arr, size, depth);</text:p>
      <text:p text:style-name="P35"><text:span text:style-name="T7"><text:tab/><text:tab/><text:tab/><text:tab/><text:tab/>cout </text:span><text:span text:style-name="T30">&lt;&lt;</text:span><text:span text:style-name="T7"> </text:span><text:span text:style-name="T23">"Initial array :\n"</text:span><text:span text:style-name="T7">;</text:span></text:p>
      <text:p text:style-name="P35"><text:span text:style-name="T7"><text:tab/><text:tab/><text:tab/><text:tab/><text:tab/></text:span><text:span text:style-name="T24">for</text:span><text:span text:style-name="T7"> (</text:span><text:span text:style-name="T24">int</text:span><text:span text:style-name="T7"> i = 0; i &lt; size; ++i) {</text:span></text:p>
      <text:p text:style-name="P35"><text:span text:style-name="T7"><text:tab/><text:tab/><text:tab/><text:tab/><text:tab/><text:tab/>cout </text:span><text:span text:style-name="T30">&lt;&lt;</text:span><text:span text:style-name="T7"> arra[i] </text:span><text:span text:style-name="T30">&lt;&lt;</text:span><text:span text:style-name="T7"> </text:span><text:span text:style-name="T23">" "</text:span><text:span text:style-name="T7">;</text:span></text:p>
      <text:p text:style-name="P34"><text:tab/><text:tab/><text:tab/><text:tab/><text:tab/>}</text:p>
      <text:p text:style-name="P35"><text:span text:style-name="T7"><text:tab/><text:tab/><text:tab/><text:tab/><text:tab/></text:span><text:span text:style-name="T24">for</text:span><text:span text:style-name="T7"> (</text:span><text:span text:style-name="T24">int</text:span><text:span text:style-name="T7"> i = 0; i &lt; size; i++) {</text:span></text:p>
      <text:p text:style-name="P35"><text:span text:style-name="T7"><text:tab/><text:tab/><text:tab/><text:tab/><text:tab/><text:tab/>output </text:span><text:span text:style-name="T30">&lt;&lt;</text:span><text:span text:style-name="T7"> arr[i].content;</text:span></text:p>
      <text:p text:style-name="P35"><text:span text:style-name="T7"><text:tab/><text:tab/><text:tab/><text:tab/><text:tab/><text:tab/></text:span><text:span text:style-name="T24">if</text:span><text:span text:style-name="T7"> (i != size - 1) {</text:span></text:p>
      <text:p text:style-name="P35"><text:span text:style-name="T7"><text:tab/><text:tab/><text:tab/><text:tab/><text:tab/><text:tab/><text:tab/>output </text:span><text:span text:style-name="T30">&lt;&lt;</text:span><text:span text:style-name="T7"> </text:span><text:span text:style-name="T23">", "</text:span><text:span text:style-name="T7">;</text:span></text:p>
      <text:p text:style-name="P34"><text:tab/><text:tab/><text:tab/><text:tab/><text:tab/><text:tab/>}</text:p>
      <text:p text:style-name="P34"><text:tab/><text:tab/><text:tab/><text:tab/><text:tab/>}</text:p>
      <text:p text:style-name="P35"><text:span text:style-name="T7"><text:tab/><text:tab/><text:tab/><text:tab/><text:tab/>output </text:span><text:span text:style-name="T30">&lt;&lt;</text:span><text:span text:style-name="T7"> </text:span><text:span text:style-name="T23">"\n"</text:span><text:span text:style-name="T7">;</text:span></text:p>
      <text:p text:style-name="P34"><text:tab/><text:tab/><text:tab/><text:tab/><text:tab/>output.close();</text:p>
      <text:p text:style-name="P35"><text:span text:style-name="T7"><text:tab/><text:tab/><text:tab/><text:tab/><text:tab/>cout </text:span><text:span text:style-name="T30">&lt;&lt;</text:span><text:span text:style-name="T7"> </text:span><text:span text:style-name="T23">"\n"</text:span><text:span text:style-name="T7">;</text:span></text:p>
      <text:p text:style-name="P34"><text:tab/><text:tab/><text:tab/><text:tab/><text:tab/>sort(arra, arra + size);</text:p>
      <text:p text:style-name="P35"><text:span text:style-name="T7"><text:tab/><text:tab/><text:tab/><text:tab/><text:tab/>cout </text:span><text:span text:style-name="T30">&lt;&lt;</text:span><text:span text:style-name="T7"> </text:span><text:span text:style-name="T23">"Heap sort result :\n"</text:span><text:span text:style-name="T7">;</text:span></text:p>
      <text:p text:style-name="P35"><text:span text:style-name="T7"><text:tab/><text:tab/><text:tab/><text:tab/><text:tab/></text:span><text:span text:style-name="T24">for</text:span><text:span text:style-name="T7"> (</text:span><text:span text:style-name="T24">int</text:span><text:span text:style-name="T7"> i = 0; i &lt; size; i++) {</text:span></text:p>
      <text:p text:style-name="P35"><text:span text:style-name="T7"><text:tab/><text:tab/><text:tab/><text:tab/><text:tab/><text:tab/>cout </text:span><text:span text:style-name="T30">&lt;&lt;</text:span><text:span text:style-name="T7"> arr[i].content </text:span><text:span text:style-name="T30">&lt;&lt;</text:span><text:span text:style-name="T7"> </text:span><text:span text:style-name="T23">" "</text:span><text:span text:style-name="T7">;</text:span></text:p>
      <text:p text:style-name="P34"><text:tab/><text:tab/><text:tab/><text:tab/><text:tab/>}</text:p>
      <text:p text:style-name="P35"><text:span text:style-name="T7"><text:tab/><text:tab/><text:tab/><text:tab/><text:tab/>cout </text:span><text:span text:style-name="T30">&lt;&lt;</text:span><text:span text:style-name="T7"> </text:span><text:span text:style-name="T23">"\n"</text:span><text:span text:style-name="T7">;</text:span></text:p>
      <text:p text:style-name="P35"><text:span text:style-name="T7"><text:tab/><text:tab/><text:tab/><text:tab/><text:tab/>cout </text:span><text:span text:style-name="T30">&lt;&lt;</text:span><text:span text:style-name="T7"> </text:span><text:span text:style-name="T23">"std::sort result :\n"</text:span><text:span text:style-name="T7">;</text:span></text:p>
      <text:p text:style-name="P35"><text:span text:style-name="T7"><text:tab/><text:tab/><text:tab/><text:tab/><text:tab/></text:span><text:span text:style-name="T24">for</text:span><text:span text:style-name="T7"> (</text:span><text:span text:style-name="T24">int</text:span><text:span text:style-name="T7"> i = 0; i &lt; size; ++i) {</text:span></text:p>
      <text:p text:style-name="P35"><text:span text:style-name="T7"><text:tab/><text:tab/><text:tab/><text:tab/><text:tab/><text:tab/>cout </text:span><text:span text:style-name="T30">&lt;&lt;</text:span><text:span text:style-name="T7"> arra[i] </text:span><text:span text:style-name="T30">&lt;&lt;</text:span><text:span text:style-name="T7"> </text:span><text:span text:style-name="T23">" "</text:span><text:span text:style-name="T7">;</text:span></text:p>
      <text:p text:style-name="P34"><text:tab/><text:tab/><text:tab/><text:tab/><text:tab/>}</text:p>
      <text:p text:style-name="P35"><text:span text:style-name="T7"><text:tab/><text:tab/><text:tab/><text:tab/><text:tab/>cout </text:span><text:span text:style-name="T30">&lt;&lt;</text:span><text:span text:style-name="T7"> </text:span><text:span text:style-name="T23">"\n\n"</text:span><text:span text:style-name="T7">;</text:span></text:p>
      <text:p text:style-name="P34"><text:tab/><text:tab/><text:tab/><text:tab/>}</text:p>
      <text:p text:style-name="P35"><text:span text:style-name="T7"><text:tab/><text:tab/><text:tab/><text:tab/></text:span><text:span text:style-name="T24">else</text:span><text:span text:style-name="T7"> </text:span><text:span text:style-name="T24">if</text:span><text:span text:style-name="T7"> (inputFilename </text:span><text:span text:style-name="T30">==</text:span><text:span text:style-name="T7"> </text:span><text:span text:style-name="T23">"!"</text:span><text:span text:style-name="T7">) {</text:span></text:p>
      <text:p text:style-name="P35"><text:span text:style-name="T7"><text:tab/><text:tab/><text:tab/><text:tab/><text:tab/></text:span><text:span text:style-name="T24">break</text:span><text:span text:style-name="T7">;</text:span></text:p>
      <text:p text:style-name="P34"><text:tab/><text:tab/><text:tab/><text:tab/>}</text:p>
      <text:p text:style-name="P35"><text:span text:style-name="T7"><text:tab/><text:tab/><text:tab/><text:tab/></text:span><text:span text:style-name="T24">else</text:span><text:span text:style-name="T7"> </text:span><text:span text:style-name="T24">if</text:span><text:span text:style-name="T7"> (inputFilename </text:span><text:span text:style-name="T30">!=</text:span><text:span text:style-name="T7"> </text:span><text:span text:style-name="T23">""</text:span><text:span text:style-name="T7">) {</text:span></text:p>
      <text:p text:style-name="P35"><text:span text:style-name="T7"><text:tab/><text:tab/><text:tab/><text:tab/><text:tab/>cout </text:span><text:span text:style-name="T30">&lt;&lt;</text:span><text:span text:style-name="T7"> inputFilename </text:span><text:span text:style-name="T30">&lt;&lt;</text:span><text:span text:style-name="T7"> </text:span><text:span text:style-name="T23">" doesn't exist\n\n"</text:span><text:span text:style-name="T7">;</text:span></text:p>
      <text:p text:style-name="P34"><text:tab/><text:tab/><text:tab/><text:tab/>}</text:p>
      <text:p text:style-name="P34"><text:soft-page-break/><text:tab/><text:tab/><text:tab/>}</text:p>
      <text:p text:style-name="P34"><text:tab/><text:tab/>}</text:p>
      <text:p text:style-name="P34"><text:tab/><text:tab/></text:p>
      <text:p text:style-name="P34"><text:tab/>}</text:p>
      <text:p text:style-name="P35"><text:span text:style-name="T7"><text:tab/></text:span><text:span text:style-name="T24">return</text:span><text:span text:style-name="T7"> 0;</text:span></text:p>
      <text:p text:style-name="P2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>
      <style:paragraph-properties fo:text-align="justify" style:justify-single-word="false" fo:orphans="0" fo:widows="0" style:text-autospace="none"/>
      <style:text-properties style:font-name="a_Timer" fo:font-family="a_Timer, Terminal" style:font-family-generic="roman" style:font-pitch="variable" fo:language="en" fo:country="US" style:font-name-complex="a_Timer" style:font-family-complex="a_Timer, Terminal" style:font-family-generic-complex="roman" style:font-pitch-complex="variabl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text-indent="0cm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fo:color="#111111" style:font-name="Times New Roman" fo:font-family="'Times New Roman'" style:font-family-generic="roman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9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creation-date>2020-09-29T14:10:56.716120271</meta:creation-date>
    <meta:editing-cycles>23</meta:editing-cycles>
    <meta:editing-duration>PT2H30M16S</meta:editing-duration>
    <meta:generator>Trio_Office/6.2.8.2$Windows_x86 LibreOffice_project/</meta:generator>
    <dc:date>2020-10-30T15:06:07.548000000</dc:date>
    <meta:document-statistic meta:table-count="2" meta:image-count="0" meta:object-count="0" meta:page-count="9" meta:paragraph-count="280" meta:word-count="1473" meta:character-count="9045" meta:non-whitespace-character-count="7073"/>
  </office:meta>
</office:document-meta>
</file>